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3fcb" officeooo:paragraph-rsid="001a3fcb"/>
    </style:style>
    <style:style style:name="P2" style:family="paragraph" style:parent-style-name="Standard">
      <style:paragraph-properties fo:text-align="center" style:justify-single-word="false"/>
      <style:text-properties officeooo:rsid="001a3fcb" officeooo:paragraph-rsid="001a3fcb"/>
    </style:style>
    <style:style style:name="P3" style:family="paragraph" style:parent-style-name="Standard">
      <style:text-properties fo:font-weight="bold" officeooo:rsid="001a3fcb" officeooo:paragraph-rsid="001a3fcb" style:font-weight-asian="bold" style:font-weight-complex="bold"/>
    </style:style>
    <style:style style:name="P4" style:family="paragraph" style:parent-style-name="Standard">
      <style:paragraph-properties fo:text-align="justify" style:justify-single-word="false"/>
      <style:text-properties fo:font-weight="bold" officeooo:rsid="001b82d2" officeooo:paragraph-rsid="001b82d2" style:font-weight-asian="bold" style:font-weight-complex="bold"/>
    </style:style>
    <style:style style:name="P5" style:family="paragraph" style:parent-style-name="Standard">
      <style:paragraph-properties fo:text-align="justify" style:justify-single-word="false"/>
      <style:text-properties fo:font-weight="bold" officeooo:rsid="001bb491" officeooo:paragraph-rsid="001bb491" style:font-weight-asian="bold" style:font-weight-complex="bold"/>
    </style:style>
    <style:style style:name="P6" style:family="paragraph" style:parent-style-name="Standard">
      <style:paragraph-properties fo:text-align="justify" style:justify-single-word="false"/>
      <style:text-properties fo:font-weight="bold" officeooo:rsid="0020bf46" officeooo:paragraph-rsid="0020bf46" style:font-weight-asian="bold" style:font-weight-complex="bold"/>
    </style:style>
    <style:style style:name="P7" style:family="paragraph" style:parent-style-name="Standard">
      <style:text-properties fo:font-weight="bold" officeooo:rsid="0028fd2a" officeooo:paragraph-rsid="0028fd2a" style:font-weight-asian="bold" style:font-weight-complex="bold"/>
    </style:style>
    <style:style style:name="P8" style:family="paragraph" style:parent-style-name="Standard">
      <style:text-properties officeooo:rsid="001b82d2" officeooo:paragraph-rsid="001b82d2"/>
    </style:style>
    <style:style style:name="P9" style:family="paragraph" style:parent-style-name="Standard">
      <style:paragraph-properties fo:text-align="justify" style:justify-single-word="false"/>
      <style:text-properties officeooo:rsid="001b82d2" officeooo:paragraph-rsid="001b82d2"/>
    </style:style>
    <style:style style:name="P10" style:family="paragraph" style:parent-style-name="Standard">
      <style:paragraph-properties fo:text-align="justify" style:justify-single-word="false"/>
      <style:text-properties officeooo:rsid="001d346a" officeooo:paragraph-rsid="001d346a"/>
    </style:style>
    <style:style style:name="P11" style:family="paragraph" style:parent-style-name="Standard">
      <style:paragraph-properties fo:text-align="justify" style:justify-single-word="false"/>
      <style:text-properties officeooo:rsid="001ebd2e" officeooo:paragraph-rsid="001ebd2e"/>
    </style:style>
    <style:style style:name="P12" style:family="paragraph" style:parent-style-name="Standard">
      <style:paragraph-properties fo:text-align="justify" style:justify-single-word="false"/>
      <style:text-properties officeooo:rsid="00208b3d" officeooo:paragraph-rsid="00208b3d"/>
    </style:style>
    <style:style style:name="P13" style:family="paragraph" style:parent-style-name="Standard">
      <style:paragraph-properties fo:text-align="justify" style:justify-single-word="false"/>
      <style:text-properties officeooo:rsid="0020bf46" officeooo:paragraph-rsid="0020bf46"/>
    </style:style>
    <style:style style:name="P14" style:family="paragraph" style:parent-style-name="Standard">
      <style:paragraph-properties fo:text-align="justify" style:justify-single-word="false"/>
      <style:text-properties officeooo:rsid="0020bf46" officeooo:paragraph-rsid="002550ee"/>
    </style:style>
    <style:style style:name="P15" style:family="paragraph" style:parent-style-name="Standard">
      <style:text-properties officeooo:rsid="0023863c" officeooo:paragraph-rsid="0023863c"/>
    </style:style>
    <style:style style:name="P16" style:family="paragraph" style:parent-style-name="Standard">
      <style:text-properties officeooo:rsid="0024533a" officeooo:paragraph-rsid="0024533a"/>
    </style:style>
    <style:style style:name="P17" style:family="paragraph" style:parent-style-name="Standard">
      <style:paragraph-properties fo:text-align="justify" style:justify-single-word="false"/>
      <style:text-properties officeooo:rsid="002550ee" officeooo:paragraph-rsid="002550ee"/>
    </style:style>
    <style:style style:name="P18" style:family="paragraph" style:parent-style-name="Standard">
      <style:paragraph-properties fo:text-align="justify" style:justify-single-word="false"/>
      <style:text-properties officeooo:rsid="00262d1f" officeooo:paragraph-rsid="00262d1f"/>
    </style:style>
    <style:style style:name="P19" style:family="paragraph" style:parent-style-name="Standard">
      <style:text-properties officeooo:rsid="0028fd2a" officeooo:paragraph-rsid="0028fd2a"/>
    </style:style>
    <style:style style:name="P20" style:family="paragraph" style:parent-style-name="Standard">
      <style:text-properties officeooo:rsid="002a607a" officeooo:paragraph-rsid="002a607a"/>
    </style:style>
    <style:style style:name="P21" style:family="paragraph" style:parent-style-name="Standard">
      <style:text-properties fo:font-weight="normal" officeooo:rsid="002fa33f" officeooo:paragraph-rsid="002fa33f" style:font-weight-asian="normal" style:font-weight-complex="normal"/>
    </style:style>
    <style:style style:name="P22" style:family="paragraph" style:parent-style-name="Standard">
      <style:paragraph-properties fo:text-align="center" style:justify-single-word="false"/>
      <style:text-properties officeooo:rsid="001a3fcb" officeooo:paragraph-rsid="001a3fcb"/>
    </style:style>
    <style:style style:name="P23" style:family="paragraph" style:parent-style-name="Standard">
      <style:paragraph-properties fo:text-align="center" style:justify-single-word="false"/>
      <style:text-properties officeooo:rsid="00319c83" officeooo:paragraph-rsid="00319c83"/>
    </style:style>
    <style:style style:name="P24" style:family="paragraph" style:parent-style-name="Standard">
      <style:paragraph-properties fo:text-align="center" style:justify-single-word="false"/>
      <style:text-properties fo:font-weight="bold" officeooo:rsid="001a3fcb" officeooo:paragraph-rsid="001a3fcb" style:font-weight-asian="bold" style:font-weight-complex="bold"/>
    </style:style>
    <style:style style:name="P25" style:family="paragraph" style:parent-style-name="Standard">
      <style:paragraph-properties fo:text-align="center" style:justify-single-word="false"/>
      <style:text-properties fo:font-weight="bold" officeooo:rsid="00319c83" officeooo:paragraph-rsid="00321f81" style:font-weight-asian="bold" style:font-weight-complex="bold"/>
    </style:style>
    <style:style style:name="T1" style:family="text">
      <style:text-properties fo:font-weight="bold" style:font-weight-asian="bold" style:font-weight-complex="bold"/>
    </style:style>
    <style:style style:name="T2" style:family="text">
      <style:text-properties officeooo:rsid="001ebd2e"/>
    </style:style>
    <style:style style:name="T3" style:family="text">
      <style:text-properties fo:font-style="italic" style:font-style-asian="italic" style:font-style-complex="italic"/>
    </style:style>
    <style:style style:name="T4" style:family="text">
      <style:text-properties officeooo:rsid="00208b3d"/>
    </style:style>
    <style:style style:name="T5" style:family="text">
      <style:text-properties officeooo:rsid="0024efe6"/>
    </style:style>
    <style:style style:name="T6" style:family="text">
      <style:text-properties officeooo:rsid="002550ee"/>
    </style:style>
    <style:style style:name="T7" style:family="text">
      <style:text-properties officeooo:rsid="00262d1f"/>
    </style:style>
    <style:style style:name="T8" style:family="text">
      <style:text-properties officeooo:rsid="00273bbe"/>
    </style:style>
    <style:style style:name="T9" style:family="text">
      <style:text-properties officeooo:rsid="002de82f"/>
    </style:style>
    <style:style style:name="T10" style:family="text">
      <style:text-properties officeooo:rsid="00319c83"/>
    </style:style>
    <style:style style:name="T11" style:family="text">
      <style:text-properties fo:font-weight="normal" style:font-weight-asian="normal" style:font-weight-complex="normal"/>
    </style:style>
    <style:style style:name="T12" style:family="text">
      <style:text-properties fo:font-weight="normal" officeooo:rsid="00321f8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OS “INDICADORES” Y SUS LIMITACIONES</text:p>
      <text:p text:style-name="P25"><text:span text:style-name="T11">Ing.</text:span> <text:span text:style-name="T11">Carlos Andrés Delgado Saavedra &lt;</text:span><text:span text:style-name="T12">carlos.andres.delgado@correounivalle.edu.co </text:span><text:span text:style-name="T11">&gt;</text:span></text:p>
      <text:p text:style-name="P2">Ph.D. Ángel García Baños &lt;<text:a xlink:type="simple" xlink:href="mailto:angel.garcia@correounivalle.edu.co">angel.garcia@correounivalle.edu.co</text:a>&gt;</text:p>
      <text:p text:style-name="P23">Ph.D. Víctor Andrés Bucheli Guerrero &lt;victor.bucheli@correounivalle.edu.co&gt;</text:p>
      <text:p text:style-name="P2">Profesor<text:span text:style-name="T10">es</text:span> de la Escuela de Ingeniería de Sistemas y Computación, Universidad del Valle, Cali, Colombia</text:p>
      <text:p text:style-name="P1"/>
      <text:p text:style-name="P1"/>
      <text:p text:style-name="P3">Resumen</text:p>
      <text:p text:style-name="P9">Para el aseguramiento de la calidad, en el trabajo de las personas y en los productos de empresas públicas y privadas, se emplean indicadores. Estos indicadores miden algo objetivamente bueno que deben cumplir estas instituciones, para poder decir que su trabajo o productos son de calidad. Hasta allí no hay ningún problema. Pero habitualmente a cada indicador se le asigna un peso multiplicativo, sumándose todos los resultados y obteniéndose un único número que da lugar a un ranking con el que determinar la calidad del ente en cuestión comparado contra otros similares. Eso es un grave error. En este artículo se mostrará por qué y se presentarán alternativas.</text:p>
      <text:p text:style-name="P9"/>
      <text:p text:style-name="P4">Abstract</text:p>
      <text:p text:style-name="P9"/>
      <text:p text:style-name="P9"><text:span text:style-name="T1">Palabras clave:</text:span> optimización multiobjetivo, linealización, Pareto</text:p>
      <text:p text:style-name="P9"/>
      <text:p text:style-name="P5">INTRODUCCIÓN</text:p>
      <text:p text:style-name="P10">[Volver a repetir el abstract <text:span text:style-name="T9">con más detalles</text:span>]</text:p>
      <text:p text:style-name="P10"/>
      <text:p text:style-name="P12">Este artículo se desarrolla observando la tendencia mundial hacia los indicadores, bajo la experiencia concreta de su implementación en una universidad colombiana y usando como herramienta teórica la optimización multiobjetivo, que se suele usar en el área de inteligencia artificial, perteneciente a las ciencias de la computación. </text:p>
      <text:p text:style-name="P12"/>
      <text:p text:style-name="P10">Los indicadores son objetivos: miden algo deseable. Su ejecución (<text:span text:style-name="T2">su</text:span> medida efectiva) puede conllevar errores, por ejemplo, porque no hay suficientes da<text:span text:style-name="T2">t</text:span>os, están mal tomados, no están completos, etc. Es un problema típico de las bases de datos. Para evitar estos errores se suele emplear un conjunto grande de indicadores, a veces similares y con solapes de lo que indican. De este modo, si aparece ruido en alguno de ellos, es poco probable que aparezca en todos los demás, y habrá un efecto de atenuación del ruido. Las medidas nunca serán perfectas, pero se minimiza el impacto de los errores.</text:p>
      <text:p text:style-name="P10"/>
      <text:p text:style-name="P11">Este problema ocurre en muchos ámbitos: pasa en las notas de cada asignatura, que suele ser el promedio de varios exámenes teóricos y varios talleres o proyectos prácticos. El estudiante puede no haber comprendido un concepto fundamental de la asignatura, puede que no tenga habilidades para realizar un tipo de práctica, pero si hay suficientes indicadores (exámenes), puede compensarlo con las calificaciones de los otros, y al final aprobar la asignatura.</text:p>
      <text:p text:style-name="P11"/>
      <text:p text:style-name="P11">Ocurre en el proceso de admisión a la universidad, donde hay varios indicadores (exámenes de ingreso en áreas como matemáticas, física, inglés, etc.) que se suman después de ponderarlos por unos factores que dependen de la importancia del área para cada carrera concreta.</text:p>
      <text:p text:style-name="P11"/>
      <text:p text:style-name="P11">Ocurre con la evaluación de los profesores, a cargo de los estudiantes, al finalizar cada semestre. <text:s/>Ocurre con los indicadores que pone el gobierno a las universidades, para <text:span text:style-name="T3">rankearlas</text:span> y asignar recursos en función de ello. Y también con los indicadores internacionales <text:span text:style-name="T4">de las universidades.</text:span></text:p>
      <text:p text:style-name="P11"><text:soft-page-break/></text:p>
      <text:p text:style-name="P11">Ocurre con los indicadores <text:span text:style-name="T4">de los grupos de investigación, propuestos por Colciencias.</text:span></text:p>
      <text:p text:style-name="P6">2015-12-10</text:p>
      <text:p text:style-name="P6">EXPERIMENTO</text:p>
      <text:p text:style-name="P13">1.- Se genera un conjunto T con N=1000 puntos de D=20 dimensiones cada uno. Los valores que toma el punto en cada dimensión son números flotantes en [0,1]. <text:s/>T={X1, X2... XN} tal que Xi=(x1, x2, xD) con xi perteneciente a [0,1]</text:p>
      <text:p text:style-name="P13">2.- Se calcula el conjunto P de los óptimos de Pareto de T. El criterio de optimalidad es maximizar cada valor en cada dimensión.</text:p>
      <text:p text:style-name="P13">3.- Para cada punto de T, aplicar un indicador lineal promedio de todas las dimensiones f(x) = (x1+x2+...+Xd)/D</text:p>
      <text:p text:style-name="P13">4.- Rankear R(n) todos los puntos de T usando f(x)</text:p>
      <text:p text:style-name="P13">5.- Si el R(0) pertenece a P, el indicador f(x) es bueno. Acumular el número de veces que acierta. De aquí se deducirá al final cual es el porcentaje de puntos <text:span text:style-name="T5">buenos</text:span> que <text:span text:style-name="T5">efectivamente</text:span> quedan rankeados como si fueran buenos <text:span text:style-name="T5">(:aciertos)</text:span>.</text:p>
      <text:p text:style-name="P17">6.-Se busca el punto que no sea de P que tenga el mejor ranking, y se cuentan cuantos puntos de P tienen un ranking peor a ese (:falsosNegativos).</text:p>
      <text:p text:style-name="P14"><text:span text:style-name="T6">7</text:span>.- <text:s/><text:span text:style-name="T6">Se busca el punto de P que tenga el peor ranking, y se cuentan cuantos puntos que no están en P tienen un ranking mejor a ese </text:span><text:s/><text:span text:style-name="T5">(:falsosPositivos)</text:span>.</text:p>
      <text:p text:style-name="P13"><text:span text:style-name="T6">8</text:span>.- Se elige al azar un punto de T y usando Algoritmos Genéticos se busca un indicador g(x) con unas ponderaciones tales que maximice su ranking. </text:p>
      <text:p text:style-name="P13"><text:span text:style-name="T6">9</text:span>.- Se vuelve a repetir lo mismo con el mismo punto, pero buscando una h(x) que minimice su ranking.</text:p>
      <text:p text:style-name="P13"><text:span text:style-name="T6">10</text:span>.- Se guarda la resta de ambos rankings. De aquí se deducirá al final lo fácil que es manipular los indicadores para mover un punto en el ranking.</text:p>
      <text:p text:style-name="P18">11.- Se eligen dos puntos al azar, se mira su diferencia de ranking, y se <text:span text:style-name="T9">buscan</text:span> unas ponderaciones m() tales que se inviertan sus posiciones en el ranking. Si esto se puede hacer, se añade 1 a la cuenta de inversiones (:inversiones). <text:span text:style-name="T8">Con ello quiero verificar que aunque el ranking no es bueno, produce los mismos efectos en todas las universidades. El resultado [ESPERO] es que no: se pueden manipular las ponderaciones para hacer que cualquier universidad sobrepase a cualquier otra en un % de casos.</text:span></text:p>
      <text:p text:style-name="P13">1<text:span text:style-name="T7">2</text:span>.- Se repite el proceso V=1E4 veces y se imprimen los resultados acumulados en 5, 6 y 9.</text:p>
      <text:p text:style-name="P8"/>
      <text:p text:style-name="P15">Convendría hacer dos experimentos: con N=1000, D=20 y luego al revés: N=20, D=1000. Si fuera un proceso evolutivo, en el primer caso deberían salir muchos dominados aunque casi buenos, mientras que en el segundo cada universidad debería especializarse en un tópico y saldrían pocos dominados.</text:p>
      <text:p text:style-name="P15"/>
      <text:p text:style-name="P16">En la vida real, el proceso evolutivo ya está en marcha: buscar clientes y optimizar beneficios, crecimiento, etc. Los recursos deben de usarse en los indicadores que sean más baratos dando el mayor beneficio. Si las universidades no consiguen más es porque la sociedad no dá para más. Colciencias solo está añadiendo más presión selectiva (estrés) y cambiando arbitrariamente la lista de ganadores.</text:p>
      <text:p text:style-name="P16"/>
      <text:p text:style-name="P7">FORMAS DE SOLUCIONAR EL PROBLEMA</text:p>
      <text:p text:style-name="P21">Hemos visto que es incorrecto linealizar indicadores para hacer rankings y clasificar items. Pero ¿hay alguna manera de lograr clasificar esos items?</text:p>
      <text:p text:style-name="P21"/>
      <text:p text:style-name="P19">Si a un estudiante se le miden diversas competencias, no es conveniente sacar el promedio de ellas, como calificación final. Digamos que es muy bueno en conocimientos (nota=5) pero muy malo en razonamiento (nota=1), en la mecánica de calificaciones tradicional sacaría un promedio de 3, aprobando la asignatura y entregando a la sociedad un sabio loco. Lo más sensato es exigir un nivel mínimo en cada una de las competencias (por ejemplo, 3) de modo que si no supera el mínimo en todas <text:soft-page-break/>ellas, no aprueba la asignatura.</text:p>
      <text:p text:style-name="P19"/>
      <text:p text:style-name="P8"/>
      <text:p text:style-name="P8"/>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09:18:17.250362777</meta:creation-date>
    <dc:date>2016-02-06T20:42:46.122165249</dc:date>
    <meta:editing-duration>PT3H4M12S</meta:editing-duration>
    <meta:editing-cycles>24</meta:editing-cycles>
    <meta:generator>LibreOffice/4.2.8.2$Linux_x86 LibreOffice_project/420m0$Build-2</meta:generator>
    <meta:document-statistic meta:table-count="0" meta:image-count="0" meta:object-count="0" meta:page-count="3" meta:paragraph-count="36" meta:word-count="1074" meta:character-count="6646" meta:non-whitespace-character-count="5602"/>
  </office:meta>
</office:document-meta>
</file>